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style="italic" style:text-underline-style="solid" style:text-underline-width="auto" style:text-underline-color="font-color" officeooo:rsid="0020a4dc" officeooo:paragraph-rsid="002fa7d7" style:font-size-asian="12pt" style:font-style-asian="italic" style:font-size-complex="12pt" style:font-style-complex="italic"/>
    </style:style>
    <style:style style:name="P2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26c917" officeooo:paragraph-rsid="002fa7d7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style:font-name="Liberation Serif" fo:font-size="12pt" fo:font-style="normal" style:text-underline-style="none" officeooo:rsid="0020a4dc" officeooo:paragraph-rsid="002fa7d7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Liberation Serif" fo:font-size="12pt" fo:font-style="normal" style:text-underline-style="none" officeooo:rsid="00215e18" officeooo:paragraph-rsid="002fa7d7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size="12pt" style:text-underline-style="none" fo:font-weight="normal" officeooo:rsid="0016b98f" officeooo:paragraph-rsid="00278ebf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6b98f" officeooo:paragraph-rsid="0027bb35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16b98f" officeooo:paragraph-rsid="0027bb35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officeooo:paragraph-rsid="00278ebf"/>
    </style:style>
    <style:style style:name="P9" style:family="paragraph" style:parent-style-name="Standard">
      <style:text-properties officeooo:paragraph-rsid="002fa7d7"/>
    </style:style>
    <style:style style:name="P10" style:family="paragraph" style:parent-style-name="Standard">
      <style:text-properties fo:font-weight="bold" officeooo:rsid="00311115" officeooo:paragraph-rsid="00376b5d" style:font-weight-asian="bold" style:font-weight-complex="bold"/>
    </style:style>
    <style:style style:name="P11" style:family="paragraph" style:parent-style-name="Standard">
      <style:text-properties fo:font-weight="bold" officeooo:paragraph-rsid="00376b5d" style:font-weight-asian="bold" style:font-weight-complex="bold"/>
    </style:style>
    <style:style style:name="P12" style:family="paragraph" style:parent-style-name="Standard">
      <style:text-properties fo:font-variant="normal" fo:text-transform="none" style:font-name="Liberation Serif" fo:font-size="12pt" fo:letter-spacing="normal" fo:font-style="normal" style:text-underline-style="none" fo:font-weight="bold" officeooo:rsid="0016b98f" officeooo:paragraph-rsid="00376b5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variant="normal" fo:text-transform="none" style:font-name="Liberation Serif" fo:font-size="12pt" fo:letter-spacing="normal" fo:font-style="normal" style:text-underline-style="none" fo:font-weight="normal" officeooo:rsid="00329790" officeooo:paragraph-rsid="00376b5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variant="normal" fo:text-transform="none" style:font-name="Liberation Serif" fo:font-size="14pt" fo:letter-spacing="normal" fo:font-style="normal" style:text-underline-style="none" fo:font-weight="normal" officeooo:rsid="0016b98f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style:writing-mode="lr-tb"/>
      <style:text-properties officeooo:paragraph-rsid="002d93d4"/>
    </style:style>
    <style:style style:name="P17" style:family="paragraph" style:parent-style-name="Standard">
      <style:paragraph-properties style:writing-mode="lr-tb"/>
      <style:text-properties fo:font-style="italic" style:text-underline-style="solid" style:text-underline-width="auto" style:text-underline-color="font-color" officeooo:rsid="002cba63" officeooo:paragraph-rsid="002cba63" style:font-style-asian="italic" style:font-style-complex="italic"/>
    </style:style>
    <style:style style:name="P18" style:family="paragraph" style:parent-style-name="Standard">
      <style:paragraph-properties style:writing-mode="lr-tb"/>
      <style:text-properties officeooo:rsid="002d93d4" officeooo:paragraph-rsid="002d93d4"/>
    </style:style>
    <style:style style:name="P19" style:family="paragraph" style:parent-style-name="Standard">
      <style:paragraph-properties style:writing-mode="lr-tb"/>
      <style:text-properties fo:font-size="12pt" style:text-underline-style="none" fo:font-weight="normal" officeooo:rsid="002fa7d7" officeooo:paragraph-rsid="002fa7d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writing-mode="lr-tb"/>
      <style:text-properties fo:font-size="12pt" style:text-underline-style="none" fo:font-weight="normal" officeooo:rsid="00226602" officeooo:paragraph-rsid="002fa7d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writing-mode="lr-tb"/>
      <style:text-properties fo:font-size="12pt" style:text-underline-style="none" fo:font-weight="bold" officeooo:rsid="0036391c" officeooo:paragraph-rsid="0036391c" style:font-size-asian="12pt" style:font-weight-asian="bold" style:font-size-complex="12pt" style:font-weight-complex="bold"/>
    </style:style>
    <style:style style:name="P22" style:family="paragraph" style:parent-style-name="Standard">
      <style:paragraph-properties style:writing-mode="lr-tb"/>
      <style:text-properties fo:font-variant="normal" fo:text-transform="none" style:font-name="Liberation Serif" fo:font-size="12pt" fo:letter-spacing="normal" fo:font-style="normal" style:text-underline-style="none" fo:font-weight="normal" officeooo:rsid="002969fe" officeooo:paragraph-rsid="002969f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style:writing-mode="lr-tb"/>
      <style:text-properties fo:font-variant="normal" fo:text-transform="none" style:font-name="Liberation Serif" fo:font-size="12pt" fo:letter-spacing="normal" fo:font-style="normal" style:text-underline-style="none" fo:font-weight="normal" officeooo:rsid="002969fe" officeooo:paragraph-rsid="002fa7d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style:writing-mode="lr-tb"/>
      <style:text-properties fo:font-variant="normal" fo:text-transform="none" style:font-name="Liberation Serif" fo:font-size="12pt" fo:letter-spacing="normal" fo:font-style="normal" style:text-underline-style="none" fo:font-weight="normal" officeooo:rsid="002cba63" officeooo:paragraph-rsid="002cba6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style:writing-mode="lr-tb"/>
      <style:text-properties fo:font-variant="normal" fo:text-transform="none" style:font-name="Liberation Serif" fo:font-size="12pt" fo:letter-spacing="normal" fo:font-style="normal" style:text-underline-style="none" fo:font-weight="normal" officeooo:rsid="002cba63" officeooo:paragraph-rsid="002d93d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style:writing-mode="lr-tb"/>
      <style:text-properties fo:font-variant="normal" fo:text-transform="none" style:font-name="Liberation Serif" fo:font-size="12pt" fo:letter-spacing="normal" fo:font-style="normal" style:text-underline-style="none" fo:font-weight="normal" officeooo:rsid="002d93d4" officeooo:paragraph-rsid="002d93d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style:writing-mode="lr-tb"/>
      <style:text-properties fo:font-variant="normal" fo:text-transform="none" style:font-name="Liberation Serif" fo:font-size="12pt" fo:letter-spacing="normal" fo:font-style="normal" style:text-underline-style="none" fo:font-weight="normal" officeooo:rsid="002d93d4" officeooo:paragraph-rsid="002fa7d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style:writing-mode="lr-tb"/>
      <style:text-properties fo:font-variant="normal" fo:text-transform="none" style:font-name="Liberation Serif" fo:font-size="12pt" fo:letter-spacing="normal" fo:font-style="normal" style:text-underline-style="none" fo:font-weight="normal" officeooo:rsid="0016b98f" officeooo:paragraph-rsid="002ed70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style:writing-mode="lr-tb"/>
      <style:text-properties fo:font-variant="normal" fo:text-transform="none" style:font-name="Liberation Serif" fo:font-size="12pt" fo:letter-spacing="normal" fo:font-style="normal" style:text-underline-style="none" fo:font-weight="bold" officeooo:rsid="002cba63" officeooo:paragraph-rsid="002cba63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style:writing-mode="lr-tb"/>
      <style:text-properties fo:font-variant="normal" fo:text-transform="none" style:font-name="Liberation Serif" fo:font-size="12pt" fo:letter-spacing="normal" fo:font-style="normal" style:text-underline-style="none" fo:font-weight="bold" officeooo:rsid="0016b98f" officeooo:paragraph-rsid="00376b5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style:writing-mode="lr-tb"/>
      <style:text-properties fo:font-variant="normal" fo:text-transform="none" style:font-name="Liberation Serif" fo:font-size="12pt" fo:letter-spacing="normal" fo:font-style="normal" style:text-underline-style="none" fo:font-weight="bold" officeooo:rsid="002969fe" officeooo:paragraph-rsid="00376b5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style:writing-mode="lr-tb"/>
      <style:text-properties fo:font-variant="normal" fo:text-transform="none" style:font-name="Liberation Serif" fo:font-size="12pt" fo:letter-spacing="normal" fo:font-style="italic" style:text-underline-style="solid" style:text-underline-width="auto" style:text-underline-color="font-color" fo:font-weight="normal" officeooo:rsid="002cba63" officeooo:paragraph-rsid="002cba63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style:writing-mode="lr-tb"/>
      <style:text-properties fo:font-weight="bold" officeooo:rsid="00226602" officeooo:paragraph-rsid="00376b5d" style:font-weight-asian="bold" style:font-weight-complex="bold"/>
    </style:style>
    <style:style style:name="P34" style:family="paragraph" style:parent-style-name="Standard">
      <style:paragraph-properties style:writing-mode="lr-tb"/>
      <style:text-properties fo:font-weight="bold" officeooo:paragraph-rsid="00376b5d" style:font-weight-asian="bold" style:font-weight-complex="bold"/>
    </style:style>
    <style:style style:name="P35" style:family="paragraph" style:parent-style-name="Standard" style:list-style-name="L1">
      <style:text-properties officeooo:paragraph-rsid="00376b5d"/>
    </style:style>
    <style:style style:name="P36" style:family="paragraph" style:parent-style-name="Standard" style:list-style-name="L5">
      <style:text-properties officeooo:paragraph-rsid="00376b5d"/>
    </style:style>
    <style:style style:name="P37" style:family="paragraph" style:parent-style-name="Standard" style:list-style-name="L5">
      <style:text-properties fo:font-variant="normal" fo:text-transform="none" style:font-name="Liberation Serif" fo:font-size="12pt" fo:letter-spacing="normal" fo:font-style="normal" style:text-underline-style="none" fo:font-weight="normal" officeooo:rsid="00329790" officeooo:paragraph-rsid="00376b5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5">
      <style:text-properties officeooo:rsid="003e4af6" officeooo:paragraph-rsid="003e4af6"/>
    </style:style>
    <style:style style:name="P39" style:family="paragraph" style:parent-style-name="Standard" style:list-style-name="L2">
      <style:paragraph-properties style:writing-mode="lr-tb"/>
      <style:text-properties officeooo:paragraph-rsid="00395306"/>
    </style:style>
    <style:style style:name="P40" style:family="paragraph" style:parent-style-name="Standard" style:list-style-name="L2">
      <style:paragraph-properties style:writing-mode="lr-tb"/>
      <style:text-properties officeooo:paragraph-rsid="00376b5d"/>
    </style:style>
    <style:style style:name="P41" style:family="paragraph" style:parent-style-name="Standard" style:list-style-name="L3">
      <style:paragraph-properties style:writing-mode="lr-tb"/>
      <style:text-properties officeooo:paragraph-rsid="00376b5d"/>
    </style:style>
    <style:style style:name="P42" style:family="paragraph" style:parent-style-name="Standard" style:list-style-name="L3">
      <style:paragraph-properties style:writing-mode="lr-tb"/>
      <style:text-properties fo:font-variant="normal" fo:text-transform="none" style:font-name="Liberation Serif" fo:font-size="12pt" fo:letter-spacing="normal" fo:font-style="normal" style:text-underline-style="none" fo:font-weight="normal" officeooo:rsid="00329790" officeooo:paragraph-rsid="00376b5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4">
      <style:paragraph-properties style:writing-mode="lr-tb"/>
      <style:text-properties fo:font-variant="normal" fo:text-transform="none" style:font-name="Liberation Serif" fo:font-size="12pt" fo:letter-spacing="normal" fo:font-style="normal" style:text-underline-style="none" fo:font-weight="normal" officeooo:rsid="00381232" officeooo:paragraph-rsid="00381232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4">
      <style:paragraph-properties style:writing-mode="lr-tb"/>
      <style:text-properties officeooo:paragraph-rsid="00376b5d"/>
    </style:style>
    <style:style style:name="P45" style:family="paragraph" style:parent-style-name="Standard" style:list-style-name="L6">
      <style:paragraph-properties style:writing-mode="lr-tb"/>
      <style:text-properties officeooo:paragraph-rsid="00376b5d"/>
    </style:style>
    <style:style style:name="T1" style:family="text">
      <style:text-properties officeooo:rsid="0016b98f"/>
    </style:style>
    <style:style style:name="T2" style:family="text"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41ce4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6b98f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969f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d93d4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cba63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ed704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311115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32979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0a4dc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376b5d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38123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3e4af6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16b98f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311115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style:font-name="Liberation Serif" fo:font-size="12pt" fo:letter-spacing="normal" fo:font-style="normal" style:text-underline-style="none" officeooo:rsid="001d4c78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style:font-name="Liberation Serif" fo:font-size="12pt" fo:letter-spacing="normal" fo:font-style="normal" style:text-underline-style="none" officeooo:rsid="0016b98f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style:font-name="Liberation Serif" fo:font-size="12pt" fo:letter-spacing="normal" fo:font-style="normal" style:text-underline-style="none" officeooo:rsid="002d93d4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style:font-name="Liberation Serif" fo:font-size="12pt" fo:letter-spacing="normal" fo:font-style="normal" style:text-underline-style="none" officeooo:rsid="00329790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style:font-name="Liberation Serif" fo:font-size="12pt" fo:letter-spacing="normal" fo:font-style="normal" style:text-underline-style="none" officeooo:rsid="002fa7d7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style:font-name="Liberation Serif" fo:font-size="12pt" fo:letter-spacing="normal" fo:font-style="normal" style:text-underline-style="none" officeooo:rsid="00215e18" style:font-size-asian="12pt" style:font-style-asian="normal" style:font-size-complex="12pt" style:font-style-complex="normal"/>
    </style:style>
    <style:style style:name="T23" style:family="text">
      <style:text-properties fo:font-variant="normal" fo:text-transform="none" style:font-name="Liberation Serif" fo:font-size="12pt" fo:letter-spacing="normal" fo:font-style="normal" style:text-underline-style="none" officeooo:rsid="002969fe" style:font-size-asian="12pt" style:font-style-asian="normal" style:font-size-complex="12pt" style:font-style-complex="normal"/>
    </style:style>
    <style:style style:name="T24" style:family="text">
      <style:text-properties fo:font-variant="normal" fo:text-transform="none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style:font-name="Liberation Serif" fo:font-size="12pt" fo:letter-spacing="normal" fo:font-weight="normal" officeooo:rsid="002969fe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style:font-name="Liberation Serif" fo:letter-spacing="normal" fo:font-style="normal" style:font-style-asian="normal" style:font-style-complex="normal"/>
    </style:style>
    <style:style style:name="T28" style:family="text">
      <style:text-properties fo:font-variant="normal" fo:text-transform="none" style:font-name="Liberation Serif" fo:letter-spacing="normal" fo:font-style="normal" officeooo:rsid="002d93d4" style:font-style-asian="normal" style:font-style-complex="normal"/>
    </style:style>
    <style:style style:name="T29" style:family="text">
      <style:text-properties fo:font-variant="normal" fo:text-transform="none" style:font-name="Liberation Serif" fo:letter-spacing="normal" fo:font-style="normal" officeooo:rsid="002ed704" style:font-style-asian="normal" style:font-style-complex="normal"/>
    </style:style>
    <style:style style:name="T30" style:family="text">
      <style:text-properties fo:font-variant="normal" fo:text-transform="none" style:font-name="Liberation Serif" fo:letter-spacing="normal" fo:font-style="normal" officeooo:rsid="0016b98f" style:font-style-asian="normal" style:font-style-complex="normal"/>
    </style:style>
    <style:style style:name="T31" style:family="text">
      <style:text-properties fo:font-variant="normal" fo:text-transform="none" style:font-name="Liberation Serif" fo:letter-spacing="normal" fo:font-style="normal" officeooo:rsid="002969fe" style:font-style-asian="normal" style:font-style-complex="normal"/>
    </style:style>
    <style:style style:name="T32" style:family="text">
      <style:text-properties fo:font-variant="normal" fo:text-transform="none" style:font-name="Liberation Serif" fo:letter-spacing="normal" fo:font-style="normal" officeooo:rsid="001d4c78" style:font-style-asian="normal" style:font-style-complex="normal"/>
    </style:style>
    <style:style style:name="T33" style:family="text">
      <style:text-properties fo:font-variant="normal" fo:text-transform="none" style:font-name="Liberation Serif" fo:letter-spacing="normal" fo:font-style="normal" fo:font-weight="bold" officeooo:rsid="0016b98f" style:font-style-asian="normal" style:font-weight-asian="bold" style:font-style-complex="normal" style:font-weight-complex="bold"/>
    </style:style>
    <style:style style:name="T34" style:family="text">
      <style:text-properties style:font-name="Liberation Serif" fo:font-size="12pt" fo:font-style="normal" style:text-underline-style="none" officeooo:rsid="00215e18" style:font-size-asian="12pt" style:font-style-asian="normal" style:font-size-complex="12pt" style:font-style-complex="normal"/>
    </style:style>
    <style:style style:name="T35" style:family="text">
      <style:text-properties style:font-name="Liberation Serif" fo:font-size="12pt" fo:font-style="normal" style:text-underline-style="none" officeooo:rsid="00217b3e" style:font-size-asian="12pt" style:font-style-asian="normal" style:font-size-complex="12pt" style:font-style-complex="normal"/>
    </style:style>
    <style:style style:name="T36" style:family="text">
      <style:text-properties style:font-name="Liberation Serif" fo:font-size="12pt" fo:font-style="normal" style:text-underline-style="none" officeooo:rsid="0026c917" style:font-size-asian="12pt" style:font-style-asian="normal" style:font-size-complex="12pt" style:font-style-complex="normal"/>
    </style:style>
    <style:style style:name="T37" style:family="text">
      <style:text-properties style:font-name="Liberation Serif" fo:font-size="12pt" fo:font-style="normal" style:text-underline-style="none" officeooo:rsid="0020a4dc" style:font-size-asian="12pt" style:font-style-asian="normal" style:font-size-complex="12pt" style:font-style-complex="normal"/>
    </style:style>
    <style:style style:name="T38" style:family="text">
      <style:text-properties style:font-name="Liberation Serif" fo:font-size="12pt" fo:font-style="normal" style:text-underline-style="none" officeooo:rsid="00329790" style:font-size-asian="12pt" style:font-style-asian="normal" style:font-size-complex="12pt" style:font-style-complex="normal"/>
    </style:style>
    <style:style style:name="T39" style:family="text">
      <style:text-properties style:font-name="Liberation Serif" fo:font-size="12pt" fo:font-style="normal" style:text-underline-style="none" officeooo:rsid="0016b98f" style:font-size-asian="12pt" style:font-style-asian="normal" style:font-size-complex="12pt" style:font-style-complex="normal"/>
    </style:style>
    <style:style style:name="T4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style:text-underline-style="solid" style:text-underline-width="auto" style:text-underline-color="font-color" fo:font-weight="bold" officeooo:rsid="002acf26" style:font-style-asian="italic" style:font-weight-asian="bold" style:font-style-complex="italic" style:font-weight-complex="bold"/>
    </style:style>
    <style:style style:name="T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officeooo:rsid="0027bb35" style:font-style-asian="italic" style:font-style-complex="italic"/>
    </style:style>
    <style:style style:name="T44" style:family="text">
      <style:text-properties officeooo:rsid="0026c917"/>
    </style:style>
    <style:style style:name="T45" style:family="text">
      <style:text-properties fo:font-weight="bold" officeooo:rsid="0026c917" style:font-weight-asian="bold" style:font-weight-complex="bold"/>
    </style:style>
    <style:style style:name="T46" style:family="text">
      <style:text-properties fo:font-size="12pt" style:text-underline-style="none" fo:font-weight="normal" officeooo:rsid="0016b98f" style:font-size-asian="12pt" style:font-weight-asian="normal" style:font-size-complex="12pt" style:font-weight-complex="normal"/>
    </style:style>
    <style:style style:name="T47" style:family="text">
      <style:text-properties fo:font-size="12pt" style:text-underline-style="none" fo:font-weight="normal" officeooo:rsid="002969fe" style:font-size-asian="12pt" style:font-weight-asian="normal" style:font-size-complex="12pt" style:font-weight-complex="normal"/>
    </style:style>
    <style:style style:name="T48" style:family="text">
      <style:text-properties fo:font-size="12pt" style:text-underline-style="none" style:font-size-asian="12pt" style:font-size-complex="12pt"/>
    </style:style>
    <style:style style:name="T49" style:family="text">
      <style:text-properties fo:font-size="12pt" style:text-underline-style="none" officeooo:rsid="0016b98f" style:font-size-asian="12pt" style:font-size-complex="12pt"/>
    </style:style>
    <style:style style:name="T50" style:family="text">
      <style:text-properties officeooo:rsid="0027bb35"/>
    </style:style>
    <style:style style:name="T51" style:family="text">
      <style:text-properties officeooo:rsid="003e4a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2 more <text:span text:style-name="T1">ways</text:span> to know if a process exists:</text:p>
      <text:p text:style-name="P14"/>
      <text:p text:style-name="P6"><text:span text:style-name="T42">One way is the </text:span><text:span text:style-name="T40">getpgid(</text:span><text:span text:style-name="T41">pid_t pid</text:span><text:span text:style-name="T40">) </text:span><text:span text:style-name="T43">function</text:span><text:span text:style-name="T42">:</text:span></text:p>
      <text:p text:style-name="P7"/>
      <text:p text:style-name="P5">getpgid() returns the PGID<text:span text:style-name="T50">(process group id)</text:span> of the process specified by pid. <text:s/>If pid <text:s/>is zero, <text:s/>the <text:s/>process ID of the calling process is used.</text:p>
      <text:p text:style-name="P5">On error, -1 is returned, and errno is set appropriately.<text:span text:style-name="T50">(similar to the kill function).</text:span></text:p>
      <text:p text:style-name="P5">ESRCH: pid does not match any process.</text:p>
      <text:p text:style-name="P8"><text:span text:style-name="T46">That way we can know if the </text:span><text:span text:style-name="T47">process</text:span><text:span text:style-name="T46"> exists or not.</text:span></text:p>
      <text:p text:style-name="P5"/>
      <text:p text:style-name="P10"><text:span text:style-name="T49">T</text:span><text:span text:style-name="T48">he </text:span><text:span text:style-name="T17">advantage </text:span><text:span text:style-name="T18">of getpgid() function:</text:span></text:p>
      <text:p text:style-name="P12"/>
      <text:list xml:id="list3202423282" text:style-name="L1">
        <text:list-item>
          <text:p text:style-name="P35"><text:span text:style-name="T12">W</text:span><text:span text:style-name="T4">e </text:span><text:span text:style-name="T10">get the </text:span><text:span text:style-name="T4">PGID. </text:span><text:span text:style-name="T10">This is</text:span><text:span text:style-name="T4"> </text:span><text:span text:style-name="T10">important information for times we will want to send signals to the process’s group.</text:span></text:p>
        </text:list-item>
      </text:list>
      <text:p text:style-name="P13"/>
      <text:p text:style-name="P33"><text:span text:style-name="T34">T</text:span><text:span text:style-name="T39">he </text:span><text:span text:style-name="T17">disadvantage </text:span><text:span text:style-name="T18">of getpgid() function :</text:span></text:p>
      <text:p text:style-name="P30"/>
      <text:list xml:id="list306060859" text:style-name="L2">
        <text:list-item>
          <text:p text:style-name="P39"><text:span text:style-name="T12">W</text:span><text:span text:style-name="T4">e can check just if any process exist</text:span><text:span text:style-name="T3">s</text:span><text:span text:style-name="T4"> </text:span><text:span text:style-name="T5">w</text:span><text:span text:style-name="T4">ithout the ability to cause a process to execute certain commands </text:span><text:span text:style-name="T13">(send signals).</text:span></text:p>
          <text:p text:style-name="P40"><text:span text:style-name="T4">This is compared to the </text:span><text:span text:style-name="T15">kill</text:span><text:span text:style-name="T4"> function through which we can send signals to process in order to execute certain commands</text:span><text:span text:style-name="T5">.</text:span></text:p>
        </text:list-item>
      </text:list>
      <text:p text:style-name="P22"/>
      <text:p text:style-name="P17"><text:span text:style-name="T25">S</text:span><text:span text:style-name="T24">econd way is the </text:span><text:span text:style-name="T26">stat</text:span><text:span text:style-name="T24"> function:</text:span></text:p>
      <text:p text:style-name="P32"/>
      <text:p text:style-name="P24">Use this function in the following way:</text:p>
      <text:p text:style-name="P29">int stat(const char *pathname, struct stat *statbuf);</text:p>
      <text:p text:style-name="P24">These functions <text:s/>return information about a file, in the buffer pointed to by statbuf.</text:p>
      <text:p text:style-name="P25">The proc filesystem is a pseudo-filesystem which provides an interface to kernel data structures. <text:s/>It is commonly mounted at /proc.</text:p>
      <text:p text:style-name="P16"><text:span text:style-name="T7">In our program, we need to </text:span><text:span text:style-name="T6">pass</text:span><text:span text:style-name="T7"> the </text:span><text:span text:style-name="T6">/</text:span><text:span text:style-name="T7">proc/</text:span><text:span text:style-name="T6">&lt;pid&gt;</text:span><text:span text:style-name="T7"> path to </text:span><text:span text:style-name="T6">the</text:span><text:span text:style-name="T7"> function </text:span><text:span text:style-name="T6">as pathname argument.</text:span></text:p>
      <text:p text:style-name="P26">The fields of the statbuf argument are filled in by the stat function.</text:p>
      <text:p text:style-name="P26">This structure holds meta data on the file sent to the function.</text:p>
      <text:p text:style-name="P18"><text:span text:style-name="T2">If the return value of the function is zero, then the pathname is exists. This make us to be sure that the process with the </text:span><text:span text:style-name="T8">given pid</text:span><text:span text:style-name="T2"> is exists. </text:span></text:p>
      <text:p text:style-name="P28">On error, -1 is returned, and errno is set appropriately.</text:p>
      <text:p text:style-name="P19"><text:span text:style-name="T27">If errno is ENOENT → A component of pathname does not exist. → the process with the </text:span><text:span text:style-name="T29">given pid</text:span><text:span text:style-name="T28"> is </text:span><text:span text:style-name="T27">not</text:span><text:span text:style-name="T28"> exists.</text:span></text:p>
      <text:p text:style-name="P27"/>
      <text:p text:style-name="P34"><text:span text:style-name="T18">T</text:span><text:span text:style-name="T19">he </text:span><text:span text:style-name="T17">advantage </text:span><text:span text:style-name="T18">of </text:span><text:span text:style-name="T20">stat</text:span><text:span text:style-name="T18"> function:</text:span></text:p>
      <text:p text:style-name="P30"/>
      <text:list xml:id="list2204823209" text:style-name="L3">
        <text:list-item>
          <text:p text:style-name="P41"><text:span text:style-name="T12">W</text:span><text:span text:style-name="T4">e </text:span><text:span text:style-name="T10">get more information about the process besides his status. </text:span></text:p>
          <text:p text:style-name="P42"/>
        </text:list-item>
      </text:list>
      <text:p text:style-name="P34"><text:span text:style-name="T34">T</text:span><text:span text:style-name="T39">he </text:span><text:span text:style-name="T17">disadvantage </text:span><text:span text:style-name="T18">of </text:span><text:span text:style-name="T21">stat </text:span><text:span text:style-name="T18">function:</text:span></text:p>
      <text:p text:style-name="P30"/>
      <text:list xml:id="list1379634259" text:style-name="L4">
        <text:list-item>
          <text:p text:style-name="P43">We can not use this method in Windows because the proc folder is not exists there.</text:p>
        </text:list-item>
        <text:list-item>
          <text:p text:style-name="P44"><text:span text:style-name="T12">W</text:span><text:span text:style-name="T4">e can check just if any process exist</text:span><text:span text:style-name="T3">s</text:span><text:span text:style-name="T4"> </text:span><text:span text:style-name="T5">w</text:span><text:span text:style-name="T4">ithout the ability to cause a process to execute certain commands </text:span><text:span text:style-name="T13">(send signals)</text:span><text:span text:style-name="T4">.</text:span></text:p>
        </text:list-item>
      </text:list>
      <text:p text:style-name="P20"><text:span text:style-name="T30"><text:tab/>This is compared to the </text:span><text:span text:style-name="T33">kill</text:span><text:span text:style-name="T30"> function through which we can send signals to process in order <text:tab/>to execute certain commands</text:span><text:span text:style-name="T31">.</text:span></text:p>
      <text:p text:style-name="P23"/>
      <text:p text:style-name="P1"/>
      <text:p text:style-name="P1"/>
      <text:p text:style-name="P1"><text:soft-page-break/></text:p>
      <text:p text:style-name="P1"/>
      <text:p text:style-name="P1"/>
      <text:p text:style-name="P1">Third way is the kill function: <text:span text:style-name="T45">kill(pid,sig)</text:span></text:p>
      <text:p text:style-name="P2"/>
      <text:p text:style-name="P3">In our program we used the “kill” function with “zero signal”</text:p>
      <text:p text:style-name="P3">If sig is <text:span text:style-name="T44">zero</text:span>, <text:s/>then no signal is sent, but existence and permission checks are still performed.</text:p>
      <text:p text:style-name="P9"><text:span text:style-name="T36">T</text:span><text:span text:style-name="T37">his can be used to check for the existence of a process ID or process group ID that the caller is permitted to signal.</text:span><text:span text:style-name="T34"><text:line-break/>We can </text:span><text:span text:style-name="T35">k</text:span><text:span text:style-name="T34">now that with the value result of function. (if the value result is zero it’s means that there</text:span></text:p>
      <text:p text:style-name="P9"><text:span text:style-name="T36">is</text:span><text:span text:style-name="T34"> process with pid value that exists).</text:span></text:p>
      <text:p text:style-name="P4"/>
      <text:p text:style-name="P11"><text:span text:style-name="T34">T</text:span><text:span text:style-name="T38">he </text:span><text:span text:style-name="T17">advantage </text:span><text:span text:style-name="T18">of </text:span><text:span text:style-name="T20">kill</text:span><text:span text:style-name="T18"> function:</text:span></text:p>
      <text:p text:style-name="P12"/>
      <text:list xml:id="list2570771118" text:style-name="L5">
        <text:list-item>
          <text:p text:style-name="P38"><text:span text:style-name="T12">T</text:span><text:span text:style-name="T2">he kill function returns a detailed answer in case there is an error by errno. </text:span></text:p>
        </text:list-item>
        <text:list-item>
          <text:p text:style-name="P36"><text:span text:style-name="T12">W</text:span><text:span text:style-name="T10">e can use this function to send the process another signal after we sure that the process exists and have </text:span><text:span text:style-name="T11">permission. </text:span><text:span text:style-name="T10">We can actually send signals!</text:span></text:p>
          <text:p text:style-name="P37"/>
        </text:list-item>
      </text:list>
      <text:p text:style-name="P34"><text:span text:style-name="T22">T</text:span><text:span text:style-name="T23">he </text:span><text:span text:style-name="T17">disadvantage </text:span><text:span text:style-name="T23">of </text:span><text:span text:style-name="T20">kill</text:span><text:span text:style-name="T23"> function:</text:span></text:p>
      <text:p text:style-name="P31"/>
      <text:list xml:id="list172492523" text:style-name="L6">
        <text:list-item>
          <text:p text:style-name="P45"><text:span text:style-name="T13">Some signals may </text:span><text:span text:style-name="T14">be ignored</text:span><text:span text:style-name="T13"> </text:span><text:span text:style-name="T14">(like our program).</text:span></text:p>
        </text:list-item>
        <text:list-item>
          <text:p text:style-name="P45"><text:span text:style-name="T13">W</text:span><text:span text:style-name="T5">ith “zero signal” we can check just if any process exist</text:span><text:span text:style-name="T3">s</text:span><text:span text:style-name="T5"> without to see more information about the process </text:span><text:span text:style-name="T9">or more information about the process’s group</text:span><text:span text:style-name="T5"> as we can see in the </text:span><text:span text:style-name="T16">stat </text:span><text:span text:style-name="T9">function and </text:span><text:span text:style-name="T15">getpgid </text:span><text:span text:style-name="T9">function.</text:span></text:p>
          <text:p text:style-name="P45"><text:span text:style-name="T9"/></text:p>
        </text:list-item>
      </text:list>
      <text:p text:style-name="P27"/>
      <text:p text:style-name="P21"><text:span text:style-name="T28">T</text:span><text:span text:style-name="T27">he common </text:span><text:span text:style-name="T32">disadvantage </text:span><text:span text:style-name="T27">of all this functions is that we must know the pid of process.</text:span></text:p>
      <text:p text:style-name="P28"/>
      <text:p text:style-name="P26"/>
      <text:p text:style-name="P26"/>
      <text:p text:style-name="P26"/>
      <text:p text:style-name="P25"><text:line-break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5:38:03.443250034</meta:creation-date>
    <dc:date>2020-08-11T21:10:27.657633185</dc:date>
    <meta:editing-duration>PT17M41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2" meta:paragraph-count="44" meta:word-count="591" meta:character-count="3273" meta:non-whitespace-character-count="2722"/>
  </office:meta>
</office:document-meta>
</file>